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DB000001FBC32F28922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MSY10" svg:font-family="CMSY10"/>
    <style:font-face style:name="Tahoma1" svg:font-family="Tahoma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4" style:family="table">
      <style:table-properties style:width="16.999cm" table:align="margins"/>
    </style:style>
    <style:style style:name="Tabela4.A" style:family="table-column">
      <style:table-column-properties style:column-width="3.801cm" style:rel-column-width="2155*"/>
    </style:style>
    <style:style style:name="Tabela4.B" style:family="table-column">
      <style:table-column-properties style:column-width="1.734cm" style:rel-column-width="983*"/>
    </style:style>
    <style:style style:name="Tabela4.C" style:family="table-column">
      <style:table-column-properties style:column-width="1.626cm" style:rel-column-width="922*"/>
    </style:style>
    <style:style style:name="Tabela4.D" style:family="table-column">
      <style:table-column-properties style:column-width="1.625cm" style:rel-column-width="921*"/>
    </style:style>
    <style:style style:name="Tabela4.E" style:family="table-column">
      <style:table-column-properties style:column-width="1.663cm" style:rel-column-width="943*"/>
    </style:style>
    <style:style style:name="Tabela4.F" style:family="table-column">
      <style:table-column-properties style:column-width="1.644cm" style:rel-column-width="932*"/>
    </style:style>
    <style:style style:name="Tabela4.G" style:family="table-column">
      <style:table-column-properties style:column-width="1.607cm" style:rel-column-width="911*"/>
    </style:style>
    <style:style style:name="Tabela4.I" style:family="table-column">
      <style:table-column-properties style:column-width="1.623cm" style:rel-column-width="920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I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="none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1.49cm" style:rel-column-width="845*"/>
    </style:style>
    <style:style style:name="Tabela3.B" style:family="table-column">
      <style:table-column-properties style:column-width="4.396cm" style:rel-column-width="2492*"/>
    </style:style>
    <style:style style:name="Tabela3.C" style:family="table-column">
      <style:table-column-properties style:column-width="2.02cm" style:rel-column-width="1145*"/>
    </style:style>
    <style:style style:name="Tabela3.D" style:family="table-column">
      <style:table-column-properties style:column-width="2.713cm" style:rel-column-width="1538*"/>
    </style:style>
    <style:style style:name="Tabela3.E" style:family="table-column">
      <style:table-column-properties style:column-width="2.48cm" style:rel-column-width="1406*"/>
    </style:style>
    <style:style style:name="Tabela3.F" style:family="table-column">
      <style:table-column-properties style:column-width="3.898cm" style:rel-column-width="2210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F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1.457cm" style:rel-column-width="826*"/>
    </style:style>
    <style:style style:name="Tabela2.B" style:family="table-column">
      <style:table-column-properties style:column-width="4.209cm" style:rel-column-width="2386*"/>
    </style:style>
    <style:style style:name="Tabela2.C" style:family="table-column">
      <style:table-column-properties style:column-width="1.579cm" style:rel-column-width="895*"/>
    </style:style>
    <style:style style:name="Tabela2.D" style:family="table-column">
      <style:table-column-properties style:column-width="2.845cm" style:rel-column-width="1613*"/>
    </style:style>
    <style:style style:name="Tabela2.E" style:family="table-column">
      <style:table-column-properties style:column-width="2.579cm" style:rel-column-width="1462*"/>
    </style:style>
    <style:style style:name="Tabela2.F" style:family="table-column">
      <style:table-column-properties style:column-width="4.329cm" style:rel-column-width="2454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F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" style:family="table">
      <style:table-properties style:width="16.999cm" table:align="margins" style:shadow="none"/>
    </style:style>
    <style:style style:name="Tabela1.A" style:family="table-column">
      <style:table-column-properties style:column-width="1.49cm" style:rel-column-width="845*"/>
    </style:style>
    <style:style style:name="Tabela1.B" style:family="table-column">
      <style:table-column-properties style:column-width="8.698cm" style:rel-column-width="4931*"/>
    </style:style>
    <style:style style:name="Tabela1.C" style:family="table-column">
      <style:table-column-properties style:column-width="6.809cm" style:rel-column-width="3860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 style:text-autospace="none"/>
      <style:text-properties style:font-name="Times New Roman" fo:font-size="17pt" fo:font-weight="bold" style:font-name-asian="Times New Roman1" style:font-size-asian="17pt" style:font-weight-asian="bold" style:font-name-complex="Times New Roman1" style:font-size-complex="17pt" style:font-weight-complex="bold"/>
    </style:style>
    <style:style style:name="P2" style:family="paragraph" style:parent-style-name="Standard">
      <style:paragraph-properties fo:text-align="justify" style:justify-single-word="false" style:text-autospace="non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3" style:family="paragraph" style:parent-style-name="Standard">
      <style:paragraph-properties fo:text-align="justify" style:justify-single-word="false" style:text-autospace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text-align="justify" style:justify-single-word="false" style:text-autospace="none"/>
      <style:text-properties style:font-name="Arial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text-align="justify" style:justify-single-word="false" style:text-autospace="none"/>
      <style:text-properties style:font-name="Times New Roman" fo:font-size="17pt" fo:font-weight="bold" style:font-name-asian="Times New Roman1" style:font-size-asian="17pt" style:font-weight-asian="bold" style:font-name-complex="Times New Roman1" style:font-size-complex="17pt" style:font-weight-complex="bold"/>
    </style:style>
    <style:style style:name="P6" style:family="paragraph" style:parent-style-name="Standard">
      <style:paragraph-properties fo:text-align="justify" style:justify-single-word="false" style:text-autospace="none"/>
      <style:text-properties style:font-name="Times New Roman" fo:font-size="17pt" style:font-name-asian="Times New Roman1" style:font-size-asian="17pt" style:font-name-complex="Times New Roman1" style:font-size-complex="17pt"/>
    </style:style>
    <style:style style:name="P7" style:family="paragraph" style:parent-style-name="Standard">
      <style:paragraph-properties fo:margin-left="1.251cm" fo:margin-right="0cm" fo:text-align="justify" style:justify-single-word="false" fo:text-indent="0cm" style:auto-text-indent="false" style:text-autospace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text-align="justify" style:justify-single-word="false" fo:break-before="page" style:text-autospace="none"/>
      <style:text-properties style:font-name="Times New Roman" fo:font-size="17pt" fo:font-weight="bold" style:font-name-asian="Times New Roman1" style:font-size-asian="17pt" style:font-weight-asian="bold" style:font-name-complex="Times New Roman1" style:font-size-complex="17pt" style:font-weight-complex="bold"/>
    </style:style>
    <style:style style:name="P10" style:family="paragraph" style:parent-style-name="Standard">
      <style:paragraph-properties fo:text-align="justify" style:justify-single-word="false" style:text-autospace="non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margin-left="1.251cm" fo:margin-right="0cm" fo:text-align="start" style:justify-single-word="false" fo:text-indent="0cm" style:auto-text-indent="false" style:text-autospace="non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2" style:family="paragraph" style:parent-style-name="Standard">
      <style:paragraph-properties fo:margin-left="1.251cm" fo:margin-right="0cm" fo:text-align="start" style:justify-single-word="false" fo:text-indent="0cm" style:auto-text-indent="false" style:text-autospace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 style:text-autospace="none"/>
      <style:text-properties style:font-name="Times New Roman" fo:font-size="17pt" style:font-name-asian="Times New Roman1" style:font-size-asian="17pt" style:font-name-complex="Times New Roman1" style:font-size-complex="17pt"/>
    </style:style>
    <style:style style:name="P14" style:family="paragraph" style:parent-style-name="Standard">
      <style:paragraph-properties fo:text-align="justify" style:justify-single-word="false" style:text-autospace="none"/>
      <style:text-properties style:font-name="Times New Roman" fo:font-size="8.5pt" style:font-name-asian="Times New Roman1" style:font-size-asian="8.5pt" style:font-name-complex="Times New Roman1" style:font-size-complex="8.5pt"/>
    </style:style>
    <style:style style:name="P15" style:family="paragraph" style:parent-style-name="Table_20_Contents">
      <style:paragraph-properties fo:text-align="justify" style:justify-single-word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8" style:family="paragraph" style:parent-style-name="Table_20_Contents">
      <style:paragraph-properties fo:text-align="end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1" style:family="paragraph" style:parent-style-name="Table_20_Contents">
      <style:paragraph-properties fo:text-align="end" style:justify-single-word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2" style:family="paragraph" style:parent-style-name="Standard" style:list-style-name="L1">
      <style:paragraph-properties fo:text-align="justify" style:justify-single-word="false" style:text-autospace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3" style:family="paragraph" style:parent-style-name="Standard" style:list-style-name="L1">
      <style:paragraph-properties fo:text-align="justify" style:justify-single-word="false" style:text-autospace="non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4" style:family="paragraph" style:parent-style-name="Standard" style:list-style-name="L1">
      <style:paragraph-properties fo:text-align="justify" style:justify-single-word="false" style:text-autospace="none"/>
      <style:text-properties style:font-name="Times New Roman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Times New Roman"/>
    </style:style>
    <style:style style:name="T4" style:family="text">
      <style:text-properties style:font-name="Times New Roman" style:font-name-asian="Courier" style:font-name-complex="Courier"/>
    </style:style>
    <style:style style:name="T5" style:family="text">
      <style:text-properties style:font-name="Times New Roman" style:font-name-asian="Courier" style:font-name-complex="Courie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 style:font-name-asian="CMSY10" style:font-size-asian="12pt" style:font-name-complex="CMSY10" style:font-size-complex="12pt"/>
    </style:style>
    <style:style style:name="T8" style:family="text">
      <style:text-properties fo:font-size="12pt" style:font-name-asian="Times New Roman1" style:font-size-asian="12pt" style:font-name-complex="Times New Roman1" style:font-size-complex="12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igura2" text:anchor-type="page" text:anchor-page-number="5" svg:x="5.923cm" svg:y="4.307cm" svg:width="13.083cm" svg:height="6.071cm" draw:z-index="0">
        <draw:image xlink:href="Pictures/2000000700002DB000001FBC32F28922.svm" xlink:type="simple" xlink:show="embed" xlink:actuate="onLoad"/>
      </draw:frame>
      <text:p text:style-name="P1">1 Resumo</text:p>
      <text:p text:style-name="P1"/>
      <text:p text:style-name="P2"><text:span text:style-name="T1">Costume usual na grande maioria das escolas de Engenharia Civil do país, as </text:span><text:span text:style-name="T2">Semanas de Engenharia </text:span><text:span text:style-name="T1">são um momento de reflexão e divulgação do curso. Reflexão dos alunos e professores em relação a um tema transversal e multidisciplinar, que também serve para integrar discentes e docentes. Divulgação, pois é a realização da Semana de Engenharia um momento de mostrar a sociedade o potencial realizador da escola, apresentando ao público externo o grau de organização e maturidade da instituição no desenvolvimento de um evento acadêmico, comercial e científico aberto a comunidade externa.</text:span></text:p>
      <text:p text:style-name="P3"/>
      <text:p text:style-name="P4"><text:span text:style-name="T3">Resgatando o esforço inicial dos primeiros anos do curso, em 2005 foi realizada a Terceira Semana de Engenharia Civil da UEG, cuja programação, tema, patrocinadores e organização pode ser verificada em </text:span><text:a xlink:type="simple" xlink:href="http://www.engenhariacivil.ueg.br/semana/ter_sem/"><text:span text:style-name="T4">http://www.engenhariacivil.ueg.br/semana/ter_sem/</text:span></text:a><text:span text:style-name="T5"> <text:s/>.</text:span></text:p>
      <text:p text:style-name="P3"/>
      <text:p text:style-name="P3">Esse evento foi bem avaliado pelos participantes, contando com repercussão positiva entre a comunidade de Engenharia Civil do Estado, incentivando a continuidade do evento na realização da quarta semana de Engenharia Civil da UEG.</text:p>
      <text:p text:style-name="P3"/>
      <text:p text:style-name="P3">Assim, e mais uma vez contando com o forte apoio dos alunos, a Coordenação de Engenharia Civil se propôs a realizar a <text:span text:style-name="T6">IV Semana de Engenharia Civil da UEG </text:span>com o tema <text:span text:style-name="T6">Engenharia de Software e Software de Engenharia </text:span>. Tema amplo, interdisciplinar e de considerável interesse em estudantes e graduados em Engenharia Civil.</text:p>
      <text:p text:style-name="P3"/>
      <text:p text:style-name="P3">No corpo do presente projeto, é apresentada uma justificativa à proposta temática do evento, assim como também são descritos: objetivos, público alvo, programação, cronograma de atividades e orçamento. Desse modo, possíveis patrocinadores e apoiadores do evento poderão melhor julgar a viabilidade e a possibilidade de associar seu nome e sua marca a um evento de sucesso e de boa repercussão na sociedade goiana.</text:p>
      <text:p text:style-name="P3"/>
      <text:p text:style-name="P3"/>
      <text:p text:style-name="P5">2 Introdução</text:p>
      <text:p text:style-name="P5"/>
      <text:p text:style-name="P3">Os computadores digitais realizaram uma verdadeira revolução em nossas vidas e a Engenharia Civil também foi atingida por essa revolução, tanto no que diz respeito a fronteira tecnológica quanto no que concerce as atividades cotidianas dos serviços de Engenharia.</text:p>
      <text:p text:style-name="P3"/>
      <text:p text:style-name="P3">O computador passa a fazer parte da vida do Engenheiro já durante o seu período de formação, onde aprende que tais ferramentas são essenciais para aumentar sua produtividade, observando também parâmetros como segurança e confiabilidade.</text:p>
      <text:p text:style-name="P3"/>
      <text:p text:style-name="P3">Os preços dos computadores se tornaram acessíveis a todos, e hoje não se concebe uma empresa de Engenharia sem essas ferramentas. As opções de máquinas e programas são inúmeras e é preciso saber escolher qual a combinação que atende melhor a necessidade de cada profissional. Afinal, quais os softwares que os engenheiros usam? Quais os mais utilizados? Será que os mais utilizados são os mais adequados? Que aspectos e parâmetros devem ser considerados nessa análise?</text:p>
      <text:p text:style-name="P3"/>
      <text:p text:style-name="P3">Paralelamente, e incapazes de viver a revolução sem interferir, os Engenheiros aprederam a desenvolver softwares que se atendessem às suas necessidades específicas nos diversos campos da Engenharia Civil. Quais os softwares que os Engenheiros Civil fazem? Porque é necessário que estes softwares sejam feitos por engenheiros? A IV Semana de Engenharia Civil da UEG está aí para responder a essas perguntas e quem sabe suscitar outras mais. Participe! Integre-se! Conheça as empresas, os profissionais e as tendências tecnológicas desse caminho! Porque os softwares de engenharia e a engenharia de software já fazem parte da sua vida acadêmica, e certamente farão parte da sua vida profissional. Nesse imenso mar de possibilidades saiba navegar sabiamente sem ser levado pelas marés de modismos e da propaganda. Participe da IV Semana de Engenharia Civil - UEG e descubra quais os softwares que os engenheiros civis usam e quais os softwares que os engenheiros civis fazem!</text:p>
      <text:p text:style-name="P3"/>
      <text:p text:style-name="P3"/>
      <text:p text:style-name="P6"><text:span text:style-name="T6">3 objetivos</text:span></text:p>
      <text:p text:style-name="P6"><text:span text:style-name="T6"/></text:p>
      <text:p text:style-name="P3">Dentre os diversos objetivos que podem ser alcançados com a realização de um evento nestes moldes, pretende-se prioritariamente alcançar os seguintes:</text:p>
      <text:p text:style-name="P3"/>
      <text:p text:style-name="P7">1. Divulgar o nome do curso e da UEG nas escolas de Engenharia Civil do Centro-Oeste, mostrando o potencial realizador da instituição e transformando-se em referência a ser citada no meio acadêmico, científico e comercial correlato a Engenharia Civil.</text:p>
      <text:p text:style-name="P7"/>
      <text:p text:style-name="P7">2. Dar continuidade a realização do evento que foi realizado em 2005, transmitindo a todos a idéia de perenidade e solidez do curso.</text:p>
      <text:p text:style-name="P7"/>
      <text:p text:style-name="P7">3. Atingir um mínimo de 210 inscrições entre alunos da UEG, o que significa inscrição de 70 % dos alunos do curso.</text:p>
      <text:p text:style-name="P7"/>
      <text:p text:style-name="P7">4. Atingir um mínimo de 50 inscrições de alunos de outras instituições.</text:p>
      <text:p text:style-name="P7"/>
      <text:p text:style-name="P7">5. Integra-se e estabelecer parcerias com empresas que produzem software de Engenharia.</text:p>
      <text:p text:style-name="P7"/>
      <text:p text:style-name="P7">6. Integra-se e estabelecer parcerias com desenvolvedores e usuários de softwares de Engenharia.</text:p>
      <text:p text:style-name="P7"/>
      <text:p text:style-name="P7">7. Integrar professores, alunos e administração acadêmica na realização de um trabalho conjunto.</text:p>
      <text:p text:style-name="P8"/>
      <text:p text:style-name="P8"/>
      <text:p text:style-name="P5">4 Público Alvo</text:p>
      <text:p text:style-name="P6"/>
      <text:p text:style-name="P3">O evento é aberto a comunidade em geral, porém, devido a temática e as atividades desenvolvidas destina-se prioritariamente a profissionais e acadêmicos de Engenharia Civil.</text:p>
      <text:p text:style-name="P5"/>
      <text:p text:style-name="P5"/>
      <text:p text:style-name="P9">5 Programação</text:p>
      <text:p text:style-name="P6"/>
      <text:p text:style-name="P3">De modo a atingir os objetivos pretendidos, elaborou-se a seguinte programação:</text:p>
      <text:p text:style-name="P10"/>
      <text:p text:style-name="P11">Segunda(23/10/2006)</text:p>
      <text:p text:style-name="P12">Horário Evento</text:p>
      <text:p text:style-name="P12">07:00 Chegada no local</text:p>
      <text:p text:style-name="P12">07:30 Solenidade</text:p>
      <text:p text:style-name="P12">08:30 Coffe-Break</text:p>
      <text:p text:style-name="P12">09:30 Palestra de Abertura</text:p>
      <text:p text:style-name="P12">11:00 Almoço</text:p>
      <text:p text:style-name="P12">13:00 Exposição</text:p>
      <text:p text:style-name="P12">19:10 Palestra 1</text:p>
      <text:p text:style-name="P12">20:40 Intervalo</text:p>
      <text:p text:style-name="P12">20:50 Palestra 2</text:p>
      <text:p text:style-name="P12">22:20 Fim do primeiro dia</text:p>
      <text:p text:style-name="P13"/>
      <text:p text:style-name="P11">Terça(24/10/2006)</text:p>
      <text:p text:style-name="P12">Horário Evento</text:p>
      <text:p text:style-name="P12">07:00 Chegada no local</text:p>
      <text:p text:style-name="P12">07:30 Mini-Curso 1 / Mini-Curso 2 / Mini-Curso 3</text:p>
      <text:p text:style-name="P12">09:00 Coffe-Break</text:p>
      <text:p text:style-name="P12">09:30 Mini-Curso 1 / Mini-Curso 2 / Mini-Curso 3</text:p>
      <text:p text:style-name="P12">11:00 Almoço</text:p>
      <text:p text:style-name="P12">13:00 Mini-Curso 4 / Mini-Curso 5 / Mini-Curso 6</text:p>
      <text:p text:style-name="P12">14:30 Coffe-Break</text:p>
      <text:p text:style-name="P12">15:00 Mini-Curso 4 / Mini-Curso 6 / Mini-Curso 6</text:p>
      <text:p text:style-name="P12">16:30 Intervalo</text:p>
      <text:p text:style-name="P12">19:00 Palestra 3</text:p>
      <text:p text:style-name="P12">20:30 Intervalo</text:p>
      <text:p text:style-name="P12">20:45 Palestra 4</text:p>
      <text:p text:style-name="P12">22:15 Fim do segundo dia</text:p>
      <text:p text:style-name="P13"/>
      <text:p text:style-name="P11">Quarta(25/10/2006)</text:p>
      <text:p text:style-name="P12">Horário Evento</text:p>
      <text:p text:style-name="P12">07:00 Chegada no local</text:p>
      <text:p text:style-name="P12">07:30 Mini-Curso 1 / Mini-Curso 2 / Mini-Curso 3</text:p>
      <text:p text:style-name="P12">09:00 Coffe-Break</text:p>
      <text:p text:style-name="P12">09:30 Mini-Curso 1 / Mini-Curso 2 / Mini-Curso 3</text:p>
      <text:p text:style-name="P12">11:00 Almoço</text:p>
      <text:p text:style-name="P12">13:00 Mini-Curso 4 / Mini-Curso 5 / Mini-Curso 6</text:p>
      <text:p text:style-name="P12">14:30 Coffe-Break</text:p>
      <text:p text:style-name="P12">15:00 Mini-Curso 4 / Mini-Curso 6 / Mini-Curso 6</text:p>
      <text:p text:style-name="P12">16:30 Intervalo</text:p>
      <text:p text:style-name="P12">19:00 Palestra 5</text:p>
      <text:p text:style-name="P12">20:30 Intervalo</text:p>
      <text:p text:style-name="P12">20:45 Palestra 6</text:p>
      <text:p text:style-name="P12">22:15 Fim do terceiro dia</text:p>
      <text:p text:style-name="P11"/>
      <text:p text:style-name="P11">Quinta(26/10/2006)</text:p>
      <text:p text:style-name="P12">Horário Evento</text:p>
      <text:p text:style-name="P12">07:00 Chegada no local</text:p>
      <text:p text:style-name="P12">07:30 Mini-Curso 7 / Mini-Curso 8 / Mini-Curso 9</text:p>
      <text:p text:style-name="P12">09:00 Coffe-Break</text:p>
      <text:p text:style-name="P12">09:30 Mini-Curso 7 / Mini-Curso 8 / Mini-Curso 9</text:p>
      <text:p text:style-name="P12">11:00 Almoço</text:p>
      <text:p text:style-name="P12">13:00 Mini-Curso 10 / Mini-Curso 11 / Mini-Curso 12</text:p>
      <text:p text:style-name="P12">14:30 Coffe-Break</text:p>
      <text:p text:style-name="P12">15:00 Mini-Curso 10 / Mini-Curso 11 / Mini-Curso 12</text:p>
      <text:p text:style-name="P12">16:30 Intervalo</text:p>
      <text:p text:style-name="P12">19:00 Palestra 7</text:p>
      <text:p text:style-name="P12">20:30 Intervalo</text:p>
      <text:p text:style-name="P12">20:45 Palestra 8</text:p>
      <text:p text:style-name="P12">22:15 Fim do quarto dia</text:p>
      <text:p text:style-name="P13"/>
      <text:p text:style-name="P11">Sexta(27/10/2006)</text:p>
      <text:p text:style-name="P12">Horário Evento</text:p>
      <text:p text:style-name="P12">07:00 Chegada no local</text:p>
      <text:p text:style-name="P12">07:30 Mini-Curso 7 / Mini-Curso 8 / Mini-Curso 9</text:p>
      <text:p text:style-name="P12">09:00 Coffe-Break</text:p>
      <text:p text:style-name="P12">09:30 Mini-Curso 7 / Mini-Curso 8 / Mini-Curso 9</text:p>
      <text:p text:style-name="P12">11:00 Almoço</text:p>
      <text:p text:style-name="P12">13:00 Mini-Curso 10 / Mini-Curso 11 / Mini-Curso 12</text:p>
      <text:p text:style-name="P12">14:30 Coffe-Break</text:p>
      <text:p text:style-name="P12">15:00 Mini-Curso 10 / Mini-Curso 11 / Mini-Curso 12</text:p>
      <text:p text:style-name="P12">16:30 intervalo</text:p>
      <text:p text:style-name="P12">19:00 palestra 9</text:p>
      <text:p text:style-name="P12">20:30 Intervalo</text:p>
      <text:p text:style-name="P12">20:45 Palestra 10</text:p>
      <text:p text:style-name="P12">22:15 Fim do quinto dia</text:p>
      <text:p text:style-name="P13"/>
      <text:p text:style-name="P11">Sábado(28/10/2006)</text:p>
      <text:p text:style-name="P12">Horário Evento</text:p>
      <text:p text:style-name="P12">07:00 Chegada no local</text:p>
      <text:p text:style-name="P12">07:30 Palestra de Encerramento</text:p>
      <text:p text:style-name="P12">09:30 Entrega dos Certificados</text:p>
      <text:p text:style-name="P12">10:30 Fim do último dia</text:p>
      <text:p text:style-name="P12">19:00 Festa de Encerramento</text:p>
      <text:p text:style-name="P6"/>
      <text:p text:style-name="P9">6 Cronograma de Atividades</text:p>
      <text:p text:style-name="P5"/>
      <text:p text:style-name="P14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E"/>
        <table:table-column table:style-name="Tabela4.I"/>
        <table:table-row>
          <table:table-cell table:style-name="Tabela4.A1" office:value-type="string">
            <text:p text:style-name="P15">ATIVIDADES</text:p>
          </table:table-cell>
          <table:table-cell table:style-name="Tabela4.A1" office:value-type="string">
            <text:p text:style-name="P15">Mar</text:p>
          </table:table-cell>
          <table:table-cell table:style-name="Tabela4.A1" office:value-type="string">
            <text:p text:style-name="P15">Abr</text:p>
          </table:table-cell>
          <table:table-cell table:style-name="Tabela4.A1" office:value-type="string">
            <text:p text:style-name="P15">Mar</text:p>
          </table:table-cell>
          <table:table-cell table:style-name="Tabela4.A1" office:value-type="string">
            <text:p text:style-name="P15">Jun</text:p>
          </table:table-cell>
          <table:table-cell table:style-name="Tabela4.A1" office:value-type="string">
            <text:p text:style-name="P15">Jul</text:p>
          </table:table-cell>
          <table:table-cell table:style-name="Tabela4.A1" office:value-type="string">
            <text:p text:style-name="P15">Ago</text:p>
          </table:table-cell>
          <table:table-cell table:style-name="Tabela4.A1" office:value-type="string">
            <text:p text:style-name="P15">Set</text:p>
          </table:table-cell>
          <table:table-cell table:style-name="Tabela4.I1" office:value-type="string">
            <text:p text:style-name="P15">Out</text:p>
          </table:table-cell>
        </table:table-row>
        <table:table-row>
          <table:table-cell table:style-name="Tabela4.A2" office:value-type="string">
            <text:p text:style-name="P15">Definição do tema</text:p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</table:table-row>
        <table:table-row>
          <table:table-cell table:style-name="Tabela4.A2" office:value-type="string">
            <text:p text:style-name="P15">Programação</text:p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</table:table-row>
        <table:table-row>
          <table:table-cell table:style-name="Tabela4.A2" office:value-type="string">
            <text:p text:style-name="P15">Elaboração da Arte</text:p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</table:table-row>
        <table:table-row>
          <table:table-cell table:style-name="Tabela4.A2" office:value-type="string">
            <text:p text:style-name="P15">Orçamento</text:p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</table:table-row>
        <table:table-row>
          <table:table-cell table:style-name="Tabela4.A2" office:value-type="string">
            <text:p text:style-name="P15">Elaboração do Site</text:p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</table:table-row>
        <table:table-row>
          <table:table-cell table:style-name="Tabela4.A2" office:value-type="string">
            <text:p text:style-name="P15">Patrocinadores</text:p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</table:table-row>
        <table:table-row>
          <table:table-cell table:style-name="Tabela4.A2" office:value-type="string">
            <text:p text:style-name="P15">Confecção de Folders</text:p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</table:table-row>
        <table:table-row>
          <table:table-cell table:style-name="Tabela4.A2" office:value-type="string">
            <text:p text:style-name="P15">Divulgação Interna</text:p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</table:table-row>
        <table:table-row>
          <table:table-cell table:style-name="Tabela4.A2" office:value-type="string">
            <text:p text:style-name="P15">Divulgação Externa</text:p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</table:table-row>
        <table:table-row>
          <table:table-cell table:style-name="Tabela4.A2" office:value-type="string">
            <text:p text:style-name="P15">Eventos</text:p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</table:table-row>
      </table:table>
      <text:p text:style-name="P2"/>
      <text:p text:style-name="P2"/>
      <text:p text:style-name="P5">7 Orçamento</text:p>
      <text:p text:style-name="P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office:value-type="string">
            <text:p text:style-name="P16">Item</text:p>
          </table:table-cell>
          <table:table-cell table:style-name="Tabela3.A1" office:value-type="string">
            <text:p text:style-name="P17">DISCRIMINAÇÃO</text:p>
          </table:table-cell>
          <table:table-cell table:style-name="Tabela3.A1" office:value-type="string">
            <text:p text:style-name="P18">Und</text:p>
          </table:table-cell>
          <table:table-cell table:style-name="Tabela3.A1" office:value-type="string">
            <text:p text:style-name="P18">Valor <text:s/>unid</text:p>
          </table:table-cell>
          <table:table-cell table:style-name="Tabela3.A1" office:value-type="string">
            <text:p text:style-name="P16">QUANT</text:p>
          </table:table-cell>
          <table:table-cell table:style-name="Tabela3.F1" office:value-type="string">
            <text:p text:style-name="P16">Valor TOTAL (R$)</text:p>
          </table:table-cell>
        </table:table-row>
        <table:table-row>
          <table:table-cell table:style-name="Tabela3.A2" office:value-type="string">
            <text:p text:style-name="P19">01</text:p>
          </table:table-cell>
          <table:table-cell table:style-name="Tabela3.A2" office:value-type="string">
            <text:p text:style-name="P20">ÁGUA</text:p>
          </table:table-cell>
          <table:table-cell table:style-name="Tabela3.A2" office:value-type="string">
            <text:p text:style-name="P21">VERBA</text:p>
          </table:table-cell>
          <table:table-cell table:style-name="Tabela3.A2" office:value-type="string">
            <text:p text:style-name="P21">60,00</text:p>
          </table:table-cell>
          <table:table-cell table:style-name="Tabela3.A2" office:value-type="string">
            <text:p text:style-name="P21">1</text:p>
          </table:table-cell>
          <table:table-cell table:style-name="Tabela3.F2" office:value-type="string">
            <text:p text:style-name="P21">60,00</text:p>
          </table:table-cell>
        </table:table-row>
        <table:table-row>
          <table:table-cell table:style-name="Tabela3.A2" office:value-type="string">
            <text:p text:style-name="P19">02</text:p>
          </table:table-cell>
          <table:table-cell table:style-name="Tabela3.A2" office:value-type="string">
            <text:p text:style-name="P20">ALUGEL CARRO</text:p>
          </table:table-cell>
          <table:table-cell table:style-name="Tabela3.A2" office:value-type="string">
            <text:p text:style-name="P21">DIARIA</text:p>
          </table:table-cell>
          <table:table-cell table:style-name="Tabela3.A2" office:value-type="string">
            <text:p text:style-name="P21">70,00</text:p>
          </table:table-cell>
          <table:table-cell table:style-name="Tabela3.A2" office:value-type="string">
            <text:p text:style-name="P21">5</text:p>
          </table:table-cell>
          <table:table-cell table:style-name="Tabela3.F2" office:value-type="string">
            <text:p text:style-name="P21">350,00</text:p>
          </table:table-cell>
        </table:table-row>
        <table:table-row>
          <table:table-cell table:style-name="Tabela3.A2" office:value-type="string">
            <text:p text:style-name="P19">03</text:p>
          </table:table-cell>
          <table:table-cell table:style-name="Tabela3.A2" office:value-type="string">
            <text:p text:style-name="P20">ALUGEL DATASHOW</text:p>
          </table:table-cell>
          <table:table-cell table:style-name="Tabela3.A2" office:value-type="string">
            <text:p text:style-name="P21">DIARIA</text:p>
          </table:table-cell>
          <table:table-cell table:style-name="Tabela3.A2" office:value-type="string">
            <text:p text:style-name="P21">300,00</text:p>
          </table:table-cell>
          <table:table-cell table:style-name="Tabela3.A2" office:value-type="string">
            <text:p text:style-name="P21">5</text:p>
          </table:table-cell>
          <table:table-cell table:style-name="Tabela3.F2" office:value-type="string">
            <text:p text:style-name="P21">1500,00</text:p>
          </table:table-cell>
        </table:table-row>
        <table:table-row>
          <table:table-cell table:style-name="Tabela3.A2" office:value-type="string">
            <text:p text:style-name="P19">04</text:p>
          </table:table-cell>
          <table:table-cell table:style-name="Tabela3.A2" office:value-type="string">
            <text:p text:style-name="P20">BANNER</text:p>
          </table:table-cell>
          <table:table-cell table:style-name="Tabela3.A2" office:value-type="string">
            <text:p text:style-name="P21">PEÇA</text:p>
          </table:table-cell>
          <table:table-cell table:style-name="Tabela3.A2" office:value-type="string">
            <text:p text:style-name="P21">50,00</text:p>
          </table:table-cell>
          <table:table-cell table:style-name="Tabela3.A2" office:value-type="string">
            <text:p text:style-name="P21">2</text:p>
          </table:table-cell>
          <table:table-cell table:style-name="Tabela3.F2" office:value-type="string">
            <text:p text:style-name="P21">100,00</text:p>
          </table:table-cell>
        </table:table-row>
        <table:table-row>
          <table:table-cell table:style-name="Tabela3.A2" office:value-type="string">
            <text:p text:style-name="P19">05</text:p>
          </table:table-cell>
          <table:table-cell table:style-name="Tabela3.A2" office:value-type="string">
            <text:p text:style-name="P20">BOLSA</text:p>
          </table:table-cell>
          <table:table-cell table:style-name="Tabela3.A2" office:value-type="string">
            <text:p text:style-name="P21">PEÇA</text:p>
          </table:table-cell>
          <table:table-cell table:style-name="Tabela3.A2" office:value-type="string">
            <text:p text:style-name="P21">7,00</text:p>
          </table:table-cell>
          <table:table-cell table:style-name="Tabela3.A2" office:value-type="string">
            <text:p text:style-name="P21">250</text:p>
          </table:table-cell>
          <table:table-cell table:style-name="Tabela3.F2" office:value-type="string">
            <text:p text:style-name="P21">1.750,00</text:p>
          </table:table-cell>
        </table:table-row>
        <table:table-row>
          <table:table-cell table:style-name="Tabela3.A2" office:value-type="string">
            <text:p text:style-name="P19">06</text:p>
          </table:table-cell>
          <table:table-cell table:style-name="Tabela3.A2" office:value-type="string">
            <text:p text:style-name="P20">CAMISA</text:p>
          </table:table-cell>
          <table:table-cell table:style-name="Tabela3.A2" office:value-type="string">
            <text:p text:style-name="P21">PEÇA</text:p>
          </table:table-cell>
          <table:table-cell table:style-name="Tabela3.A2" office:value-type="string">
            <text:p text:style-name="P21">9,00</text:p>
          </table:table-cell>
          <table:table-cell table:style-name="Tabela3.A2" office:value-type="string">
            <text:p text:style-name="P21">280</text:p>
          </table:table-cell>
          <table:table-cell table:style-name="Tabela3.F2" office:value-type="string">
            <text:p text:style-name="P21">2.520,00</text:p>
          </table:table-cell>
        </table:table-row>
        <table:table-row>
          <table:table-cell table:style-name="Tabela3.A2" office:value-type="string">
            <text:p text:style-name="P19">07</text:p>
          </table:table-cell>
          <table:table-cell table:style-name="Tabela3.A2" office:value-type="string">
            <text:p text:style-name="P20">CARTAZ</text:p>
          </table:table-cell>
          <table:table-cell table:style-name="Tabela3.A2" office:value-type="string">
            <text:p text:style-name="P21">PEÇA</text:p>
          </table:table-cell>
          <table:table-cell table:style-name="Tabela3.A2" office:value-type="string">
            <text:p text:style-name="P21">2,00</text:p>
          </table:table-cell>
          <table:table-cell table:style-name="Tabela3.A2" office:value-type="string">
            <text:p text:style-name="P21">200</text:p>
          </table:table-cell>
          <table:table-cell table:style-name="Tabela3.F2" office:value-type="string">
            <text:p text:style-name="P21">400,00</text:p>
          </table:table-cell>
        </table:table-row>
        <table:table-row>
          <table:table-cell table:style-name="Tabela3.A2" office:value-type="string">
            <text:p text:style-name="P19">08</text:p>
          </table:table-cell>
          <table:table-cell table:style-name="Tabela3.A2" office:value-type="string">
            <text:p text:style-name="P20">CERIMONIAL</text:p>
          </table:table-cell>
          <table:table-cell table:style-name="Tabela3.A2" office:value-type="string">
            <text:p text:style-name="P21">VERBA</text:p>
          </table:table-cell>
          <table:table-cell table:style-name="Tabela3.A2" office:value-type="string">
            <text:p text:style-name="P21">500,00</text:p>
          </table:table-cell>
          <table:table-cell table:style-name="Tabela3.A2" office:value-type="string">
            <text:p text:style-name="P21">1</text:p>
          </table:table-cell>
          <table:table-cell table:style-name="Tabela3.F2" office:value-type="string">
            <text:p text:style-name="P21">500,00</text:p>
          </table:table-cell>
        </table:table-row>
        <table:table-row>
          <table:table-cell table:style-name="Tabela3.A2" office:value-type="string">
            <text:p text:style-name="P19">09</text:p>
          </table:table-cell>
          <table:table-cell table:style-name="Tabela3.A2" office:value-type="string">
            <text:p text:style-name="P20">CERTIFICADO</text:p>
          </table:table-cell>
          <table:table-cell table:style-name="Tabela3.A2" office:value-type="string">
            <text:p text:style-name="P21">PEÇA</text:p>
          </table:table-cell>
          <table:table-cell table:style-name="Tabela3.A2" office:value-type="string">
            <text:p text:style-name="P21">1,12</text:p>
          </table:table-cell>
          <table:table-cell table:style-name="Tabela3.A2" office:value-type="string">
            <text:p text:style-name="P21">250</text:p>
          </table:table-cell>
          <table:table-cell table:style-name="Tabela3.F2" office:value-type="string">
            <text:p text:style-name="P21">280,00</text:p>
          </table:table-cell>
        </table:table-row>
        <table:table-row>
          <table:table-cell table:style-name="Tabela3.A2" office:value-type="string">
            <text:p text:style-name="P19">10</text:p>
          </table:table-cell>
          <table:table-cell table:style-name="Tabela3.A2" office:value-type="string">
            <text:p text:style-name="P20">CHAVEIRO</text:p>
          </table:table-cell>
          <table:table-cell table:style-name="Tabela3.A2" office:value-type="string">
            <text:p text:style-name="P21">PEÇA</text:p>
          </table:table-cell>
          <table:table-cell table:style-name="Tabela3.A2" office:value-type="string">
            <text:p text:style-name="P21">1,90</text:p>
          </table:table-cell>
          <table:table-cell table:style-name="Tabela3.A2" office:value-type="string">
            <text:p text:style-name="P21">250</text:p>
          </table:table-cell>
          <table:table-cell table:style-name="Tabela3.F2" office:value-type="string">
            <text:p text:style-name="P21">475,00</text:p>
          </table:table-cell>
        </table:table-row>
        <table:table-row>
          <table:table-cell table:style-name="Tabela3.A2" office:value-type="string">
            <text:p text:style-name="P19">11</text:p>
          </table:table-cell>
          <table:table-cell table:style-name="Tabela3.A2" office:value-type="string">
            <text:p text:style-name="P20">COMBUSTIVEL</text:p>
          </table:table-cell>
          <table:table-cell table:style-name="Tabela3.A2" office:value-type="string">
            <text:p text:style-name="P21">VERBA</text:p>
          </table:table-cell>
          <table:table-cell table:style-name="Tabela3.A2" office:value-type="string">
            <text:p text:style-name="P21">150,00</text:p>
          </table:table-cell>
          <table:table-cell table:style-name="Tabela3.A2" office:value-type="string">
            <text:p text:style-name="P21">1</text:p>
          </table:table-cell>
          <table:table-cell table:style-name="Tabela3.F2" office:value-type="string">
            <text:p text:style-name="P21">150,00</text:p>
          </table:table-cell>
        </table:table-row>
        <table:table-row>
          <table:table-cell table:style-name="Tabela3.A2" office:value-type="string">
            <text:p text:style-name="P19">12</text:p>
          </table:table-cell>
          <table:table-cell table:style-name="Tabela3.A2" office:value-type="string">
            <text:p text:style-name="P20">CRACHA</text:p>
          </table:table-cell>
          <table:table-cell table:style-name="Tabela3.A2" office:value-type="string">
            <text:p text:style-name="P21">PEÇA</text:p>
          </table:table-cell>
          <table:table-cell table:style-name="Tabela3.A2" office:value-type="string">
            <text:p text:style-name="P21">1,50</text:p>
          </table:table-cell>
          <table:table-cell table:style-name="Tabela3.A2" office:value-type="string">
            <text:p text:style-name="P21">250</text:p>
          </table:table-cell>
          <table:table-cell table:style-name="Tabela3.F2" office:value-type="string">
            <text:p text:style-name="P21">375,00</text:p>
          </table:table-cell>
        </table:table-row>
        <table:table-row>
          <table:table-cell table:style-name="Tabela3.A2" office:value-type="string">
            <text:p text:style-name="P19">13</text:p>
          </table:table-cell>
          <table:table-cell table:style-name="Tabela3.A2" office:value-type="string">
            <text:p text:style-name="P20">CREDITO CELULAR</text:p>
          </table:table-cell>
          <table:table-cell table:style-name="Tabela3.A2" office:value-type="string">
            <text:p text:style-name="P21">CARTAO</text:p>
          </table:table-cell>
          <table:table-cell table:style-name="Tabela3.A2" office:value-type="string">
            <text:p text:style-name="P21">15,00</text:p>
          </table:table-cell>
          <table:table-cell table:style-name="Tabela3.A2" office:value-type="string">
            <text:p text:style-name="P21">10</text:p>
          </table:table-cell>
          <table:table-cell table:style-name="Tabela3.F2" office:value-type="string">
            <text:p text:style-name="P21">150,00</text:p>
          </table:table-cell>
        </table:table-row>
        <table:table-row>
          <table:table-cell table:style-name="Tabela3.A2" office:value-type="string">
            <text:p text:style-name="P19">14</text:p>
          </table:table-cell>
          <table:table-cell table:style-name="Tabela3.A2" office:value-type="string">
            <text:p text:style-name="P20">ETIQUETA</text:p>
          </table:table-cell>
          <table:table-cell table:style-name="Tabela3.A2" office:value-type="string">
            <text:p text:style-name="P21">CAIXA</text:p>
          </table:table-cell>
          <table:table-cell table:style-name="Tabela3.A2" office:value-type="string">
            <text:p text:style-name="P21">15,00</text:p>
          </table:table-cell>
          <table:table-cell table:style-name="Tabela3.A2" office:value-type="string">
            <text:p text:style-name="P21">2</text:p>
          </table:table-cell>
          <table:table-cell table:style-name="Tabela3.F2" office:value-type="string">
            <text:p text:style-name="P21">30,00</text:p>
          </table:table-cell>
        </table:table-row>
        <table:table-row>
          <table:table-cell table:style-name="Tabela3.A2" office:value-type="string">
            <text:p text:style-name="P19">15</text:p>
          </table:table-cell>
          <table:table-cell table:style-name="Tabela3.A2" office:value-type="string">
            <text:p text:style-name="P20">FESTA</text:p>
          </table:table-cell>
          <table:table-cell table:style-name="Tabela3.A2" office:value-type="string">
            <text:p text:style-name="P21">VERBA</text:p>
          </table:table-cell>
          <table:table-cell table:style-name="Tabela3.A2" office:value-type="string">
            <text:p text:style-name="P21">600,00</text:p>
          </table:table-cell>
          <table:table-cell table:style-name="Tabela3.A2" office:value-type="string">
            <text:p text:style-name="P21">1</text:p>
          </table:table-cell>
          <table:table-cell table:style-name="Tabela3.F2" office:value-type="string">
            <text:p text:style-name="P21">600,00</text:p>
          </table:table-cell>
        </table:table-row>
        <table:table-row>
          <table:table-cell table:style-name="Tabela3.A2" office:value-type="string">
            <text:p text:style-name="P19">16</text:p>
          </table:table-cell>
          <table:table-cell table:style-name="Tabela3.A2" office:value-type="string">
            <text:p text:style-name="P20">FOLDER</text:p>
          </table:table-cell>
          <table:table-cell table:style-name="Tabela3.A2" office:value-type="string">
            <text:p text:style-name="P21">PEÇA</text:p>
          </table:table-cell>
          <table:table-cell table:style-name="Tabela3.A2" office:value-type="string">
            <text:p text:style-name="P21">0,27</text:p>
          </table:table-cell>
          <table:table-cell table:style-name="Tabela3.A2" office:value-type="string">
            <text:p text:style-name="P21">3.000,00</text:p>
          </table:table-cell>
          <table:table-cell table:style-name="Tabela3.F2" office:value-type="string">
            <text:p text:style-name="P21">810,00</text:p>
          </table:table-cell>
        </table:table-row>
        <table:table-row>
          <table:table-cell table:style-name="Tabela3.A2" office:value-type="string">
            <text:p text:style-name="P19">17</text:p>
          </table:table-cell>
          <table:table-cell table:style-name="Tabela3.A2" office:value-type="string">
            <text:p text:style-name="P20">LANCHE</text:p>
          </table:table-cell>
          <table:table-cell table:style-name="Tabela3.A2" office:value-type="string">
            <text:p text:style-name="P21">KIT</text:p>
          </table:table-cell>
          <table:table-cell table:style-name="Tabela3.A2" office:value-type="string">
            <text:p text:style-name="P21">2,50</text:p>
          </table:table-cell>
          <table:table-cell table:style-name="Tabela3.A2" office:value-type="string">
            <text:p text:style-name="P21">1.250,00</text:p>
          </table:table-cell>
          <table:table-cell table:style-name="Tabela3.F2" office:value-type="string">
            <text:p text:style-name="P21">3.125,00</text:p>
          </table:table-cell>
        </table:table-row>
        <table:table-row>
          <table:table-cell table:style-name="Tabela3.A2" office:value-type="string">
            <text:p text:style-name="P19">18</text:p>
          </table:table-cell>
          <table:table-cell table:style-name="Tabela3.A2" office:value-type="string">
            <text:p text:style-name="P20">TONNER</text:p>
          </table:table-cell>
          <table:table-cell table:style-name="Tabela3.A2" office:value-type="string">
            <text:p text:style-name="P21">PEÇA</text:p>
          </table:table-cell>
          <table:table-cell table:style-name="Tabela3.A2" office:value-type="string">
            <text:p text:style-name="P21">280,00</text:p>
          </table:table-cell>
          <table:table-cell table:style-name="Tabela3.A2" office:value-type="string">
            <text:p text:style-name="P21">1</text:p>
          </table:table-cell>
          <table:table-cell table:style-name="Tabela3.F2" office:value-type="string">
            <text:p text:style-name="P21">280,00</text:p>
          </table:table-cell>
        </table:table-row>
        <table:table-row>
          <table:table-cell table:style-name="Tabela3.A2" office:value-type="string">
            <text:p text:style-name="P19">19</text:p>
          </table:table-cell>
          <table:table-cell table:style-name="Tabela3.A2" office:value-type="string">
            <text:p text:style-name="P20">TOTAL</text:p>
          </table:table-cell>
          <table:table-cell table:style-name="Tabela3.A2" office:value-type="string">
            <text:p text:style-name="P21">-</text:p>
          </table:table-cell>
          <table:table-cell table:style-name="Tabela3.A2" office:value-type="string">
            <text:p text:style-name="P21">-</text:p>
          </table:table-cell>
          <table:table-cell table:style-name="Tabela3.A2" office:value-type="string">
            <text:p text:style-name="P21">-</text:p>
          </table:table-cell>
          <table:table-cell table:style-name="Tabela3.F2" office:value-type="string">
            <text:p text:style-name="P21">13.445,00</text:p>
          </table:table-cell>
        </table:table-row>
      </table:table>
      <text:p text:style-name="P3"/>
      <text:p text:style-name="P9">8 Previsão de Receita</text:p>
      <text:p text:style-name="P3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16">Item</text:p>
          </table:table-cell>
          <table:table-cell table:style-name="Tabela2.A1" office:value-type="string">
            <text:p text:style-name="P16">DISCRIMINAÇÃO</text:p>
          </table:table-cell>
          <table:table-cell table:style-name="Tabela2.A1" office:value-type="string">
            <text:p text:style-name="P16">Und</text:p>
          </table:table-cell>
          <table:table-cell table:style-name="Tabela2.A1" office:value-type="string">
            <text:p text:style-name="P16">Valor Unit</text:p>
          </table:table-cell>
          <table:table-cell table:style-name="Tabela2.A1" office:value-type="string">
            <text:p text:style-name="P16">QUANT</text:p>
          </table:table-cell>
          <table:table-cell table:style-name="Tabela2.F1" office:value-type="string">
            <text:p text:style-name="P16">Valor TOTAL (R$)</text:p>
          </table:table-cell>
        </table:table-row>
        <table:table-row>
          <table:table-cell table:style-name="Tabela2.A2" office:value-type="string">
            <text:p text:style-name="P19">01</text:p>
          </table:table-cell>
          <table:table-cell table:style-name="Tabela2.A2" office:value-type="string">
            <text:p text:style-name="P15">INSCRIÇÕES</text:p>
          </table:table-cell>
          <table:table-cell table:style-name="Tabela2.A2" office:value-type="string">
            <text:p text:style-name="P19">insc</text:p>
          </table:table-cell>
          <table:table-cell table:style-name="Tabela2.A2" office:value-type="string">
            <text:p text:style-name="P21">35,00</text:p>
          </table:table-cell>
          <table:table-cell table:style-name="Tabela2.A2" office:value-type="string">
            <text:p text:style-name="P21">250</text:p>
          </table:table-cell>
          <table:table-cell table:style-name="Tabela2.F2" office:value-type="string">
            <text:p text:style-name="P21">8.750,00</text:p>
          </table:table-cell>
        </table:table-row>
        <table:table-row>
          <table:table-cell table:style-name="Tabela2.A2" office:value-type="string">
            <text:p text:style-name="P19">02</text:p>
          </table:table-cell>
          <table:table-cell table:style-name="Tabela2.A2" office:value-type="string">
            <text:p text:style-name="P15">SALDO SEMANA 3</text:p>
          </table:table-cell>
          <table:table-cell table:style-name="Tabela2.A2" office:value-type="string">
            <text:p text:style-name="P19">verb</text:p>
          </table:table-cell>
          <table:table-cell table:style-name="Tabela2.A2" office:value-type="string">
            <text:p text:style-name="P21">1.500,00</text:p>
          </table:table-cell>
          <table:table-cell table:style-name="Tabela2.A2" office:value-type="string">
            <text:p text:style-name="P21">1</text:p>
          </table:table-cell>
          <table:table-cell table:style-name="Tabela2.F2" office:value-type="string">
            <text:p text:style-name="P21">1.500,00</text:p>
          </table:table-cell>
        </table:table-row>
        <table:table-row>
          <table:table-cell table:style-name="Tabela2.A2" office:value-type="string">
            <text:p text:style-name="P19">03</text:p>
          </table:table-cell>
          <table:table-cell table:style-name="Tabela2.A2" office:value-type="string">
            <text:p text:style-name="P15">PATROCINADOR</text:p>
          </table:table-cell>
          <table:table-cell table:style-name="Tabela2.A2" office:value-type="string">
            <text:p text:style-name="P19">verb</text:p>
          </table:table-cell>
          <table:table-cell table:style-name="Tabela2.A2" office:value-type="string">
            <text:p text:style-name="P21">700,00</text:p>
          </table:table-cell>
          <table:table-cell table:style-name="Tabela2.A2" office:value-type="string">
            <text:p text:style-name="P21">8</text:p>
          </table:table-cell>
          <table:table-cell table:style-name="Tabela2.F2" office:value-type="string">
            <text:p text:style-name="P21">5.600,00</text:p>
          </table:table-cell>
        </table:table-row>
        <table:table-row>
          <table:table-cell table:style-name="Tabela2.A2" office:value-type="string">
            <text:p text:style-name="P19">04</text:p>
          </table:table-cell>
          <table:table-cell table:style-name="Tabela2.A2" office:value-type="string">
            <text:p text:style-name="P15">RECEITA TOTAL</text:p>
          </table:table-cell>
          <table:table-cell table:style-name="Tabela2.A2" office:value-type="string">
            <text:p text:style-name="P19">-</text:p>
          </table:table-cell>
          <table:table-cell table:style-name="Tabela2.A2" office:value-type="string">
            <text:p text:style-name="P21">-</text:p>
          </table:table-cell>
          <table:table-cell table:style-name="Tabela2.A2" office:value-type="string">
            <text:p text:style-name="P21">-</text:p>
          </table:table-cell>
          <table:table-cell table:style-name="Tabela2.F2" office:value-type="string">
            <text:p text:style-name="P21">15.850,00</text:p>
          </table:table-cell>
        </table:table-row>
      </table:table>
      <text:p text:style-name="P3"/>
      <text:p text:style-name="P5">9 Análise de Viabilidade Financeira</text:p>
      <text:p text:style-name="P10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9">01</text:p>
          </table:table-cell>
          <table:table-cell table:style-name="Tabela1.A1" office:value-type="string">
            <text:p text:style-name="P15">DESPESA TOTAL</text:p>
          </table:table-cell>
          <table:table-cell table:style-name="Tabela1.C1" office:value-type="string">
            <text:p text:style-name="P21">13.445,00</text:p>
          </table:table-cell>
        </table:table-row>
        <table:table-row>
          <table:table-cell table:style-name="Tabela1.A2" office:value-type="string">
            <text:p text:style-name="P19">02</text:p>
          </table:table-cell>
          <table:table-cell table:style-name="Tabela1.A2" office:value-type="string">
            <text:p text:style-name="P15">RECEITA TOTAL</text:p>
          </table:table-cell>
          <table:table-cell table:style-name="Tabela1.C2" office:value-type="string">
            <text:p text:style-name="P21">15.850,00</text:p>
          </table:table-cell>
        </table:table-row>
        <table:table-row>
          <table:table-cell table:style-name="Tabela1.A2" office:value-type="string">
            <text:p text:style-name="P19">03</text:p>
          </table:table-cell>
          <table:table-cell table:style-name="Tabela1.A2" office:value-type="string">
            <text:p text:style-name="P15">SALDO</text:p>
          </table:table-cell>
          <table:table-cell table:style-name="Tabela1.C2" office:value-type="string">
            <text:p text:style-name="P21">2.405,00</text:p>
          </table:table-cell>
        </table:table-row>
      </table:table>
      <text:p text:style-name="P10"/>
      <text:p text:style-name="P5">10 Considerações Finais</text:p>
      <text:p text:style-name="P10"/>
      <text:p text:style-name="P3">Assim como ocorreu com a III Semana, a IV Semana de Engenharia Civil da UEG será um sucesso, solidificando ainda mais o evento como uma agenda obrigatória do curso de Engenharia Civil da UEG, projetnado-se também como um evento na agenda do cenário regional, contribuindo de forma efetiva para a divulgação do nome da UEG, integração entre profissionais e futuros profissionais do mercado com as empresas e instituições que atuam na área acadêmica, científica e comercial da Engenharia Civil no Centro-Oeste.</text:p>
      <text:p text:style-name="P2"><text:span text:style-name="T1"/></text:p>
      <text:p text:style-name="P3">Vários podem ser os motivos que motivem o investimento no patrocínio da <text:span text:style-name="T6">IV Semana de Engenharia Civil da UEG</text:span>, e dentre eles destacamos os seguintes:</text:p>
      <text:p text:style-name="P3"/>
      <text:p text:style-name="P7">1. A veiculação do nome e da marca do patrocinador junto a um público selecionado de engenheiros civis e futuros engenheiros civis que participam do evento, fazendo com que sua marca seja sempre lembrada quando da tomada de decisões.</text:p>
      <text:p text:style-name="P7"/>
      <text:p text:style-name="P7">2. Investimento na imagem de empresa associada ações de apoio e suporte ao ensino, pesquisa e extensão.</text:p>
      <text:p text:style-name="P7"/>
      <text:p text:style-name="P7">3. Presença no mercado do centro-oeste, uma vez que o curso de Engenharia Civil da UEG é cada vez mais presente nas empresas públicas e privadas da região através de seus egressos que ocupam posição de decisão ou de influência na decisão.</text:p>
      <text:p text:style-name="P7"/>
      <text:p text:style-name="P7">4. Possibilidade do desenvolvimento de parcerias futuras, que iniciando durante o evento podem se desdobrar em várias oportunidades para a empresa e para a UEG.</text:p>
      <text:p text:style-name="P7"/>
      <text:p text:style-name="P3">Maiores informações podem ser obtidas através de uma das seguintes formas:</text:p>
      <text:list text:style-name="L1">
        <text:list-item>
          <text:p text:style-name="P22">Através do site <text:span text:style-name="T6">http://www.engenhariacivil.ueg.br/semana/</text:span></text:p>
        </text:list-item>
        <text:list-item>
          <text:p text:style-name="P23"><text:span text:style-name="T7"> </text:span><text:span text:style-name="T1">Através do e-mail: semanadeengenharia@ueg.br</text:span></text:p>
        </text:list-item>
        <text:list-item>
          <text:p text:style-name="P23"><text:span text:style-name="T7"> </text:span><text:span text:style-name="T1">Através do Telefone : 62 3328-1160 (falar com Glauber)</text:span></text:p>
        </text:list-item>
        <text:list-item>
          <text:p text:style-name="P23"><text:span text:style-name="T7"> </text:span><text:span text:style-name="T1">Através do Telefone : 62 9629-8937 (Marcus Vinícius)</text:span></text:p>
        </text:list-item>
        <text:list-item>
          <text:p text:style-name="P23"><text:span text:style-name="T7"> </text:span><text:span text:style-name="T1">Através do Telefone : (62) 8439-1091 (Vitor)</text:span></text:p>
        </text:list-item>
        <text:list-item>
          <text:p text:style-name="P24"><text:span text:style-name="T7"> </text:span><text:span text:style-name="T8">Através do Telefone : (62) 8407-9792 (Marcos Henrique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MSY10" svg:font-family="CMSY10"/>
    <style:font-face style:name="Tahoma1" svg:font-family="Tahoma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style style:name="T1" style:family="text">
      <style:text-properties style:font-name="Times New Roman" fo:font-size="8pt" fo:font-weight="normal" style:font-name-asian="Times New Roman1" style:font-size-asian="8pt" style:font-weight-asian="normal" style:font-name-complex="Times New Roman1" style:font-size-complex="8pt" style:font-weight-complex="normal"/>
    </style:style>
    <style:style style:name="T2" style:family="text">
      <style:text-properties style:font-name="Times New Roman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footer>
        <text:p text:style-name="P1"><text:span text:style-name="T1">PROJETO DE EVENTO <text:s/>IV SEMANA DE ENGENHARIA CIVIL DA UEG</text:span><text:span text:style-name="T2"> - <text:s/></text:span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7$Build-9044</meta:generator>
    <meta:initial-creator>ueg uEG</meta:initial-creator>
    <meta:creation-date>2006-10-03T12:17:58</meta:creation-date>
    <dc:creator>ueg uEG</dc:creator>
    <dc:date>2006-10-03T13:14:34</dc:date>
    <dc:language>pt-BR</dc:language>
    <meta:editing-cycles>6</meta:editing-cycles>
    <meta:editing-duration>PT40M44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6" meta:paragraph-count="300" meta:word-count="1651" meta:character-count="9911"/>
  </office:meta>
</office:document-meta>
</file>